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T4"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5" style:family="text">
      <style:text-properties fo:font-size="11.00pt" fo:font-weight="normal" fo:font-family="'Courier New'" style:font-family-asian="'Courier New'" style:font-family-complex="'Courier New'"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7" style:family="text">
      <style:text-properties fo:font-size="11.00pt" fo:font-weight="normal" fo:font-family="'Courier New'" style:font-family-asian="'Courier New'" style:font-family-complex="'Courier New'" fo:background-color="transparent" style:use-window-font-color="true"/>
    </style:style>
    <style:style style:name="T8"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9" style:family="text">
      <style:text-properties fo:font-size="11.00pt" fo:font-weight="normal" fo:font-family="'Courier New'" style:font-family-asian="'Courier New'" style:font-family-complex="'Courier New'" fo:background-color="transparent" style:use-window-font-color="true"/>
    </style:style>
    <style:style style:name="T10"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1" style:family="text">
      <style:text-properties fo:font-size="11.00pt" fo:font-weight="normal" fo:font-family="'Courier New'" style:font-family-asian="'Courier New'" style:font-family-complex="'Courier New'" fo:background-color="transparent" style:use-window-font-color="true"/>
    </style:style>
    <style:style style:name="T12"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3" style:family="text">
      <style:text-properties fo:font-size="11.00pt" fo:font-weight="normal" fo:font-family="'Courier New'" style:font-family-asian="'Courier New'" style:font-family-complex="'Courier New'"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5" style:family="text">
      <style:text-properties fo:font-size="11.00pt" fo:font-weight="normal" fo:font-family="'Courier New'" style:font-family-asian="'Courier New'" style:font-family-complex="'Courier New'" fo:background-color="transparent" style:use-window-font-color="true"/>
    </style:style>
    <style:style style:name="T16" style:family="text">
      <style:text-properties fo:font-size="11.00pt" fo:font-weight="normal"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17"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wget<text:s/></text:span><text:a xlink:href="https://s3-us-west-2.amazonaws.com/pipelinekondhwa/DataSet.txt"><text:span text:style-name="T2">https://s3-us-west-2.amazonaws.com/pipelinekondhwa/DataSet.txt</text:span></text:a><text:span text:style-name="T3"/></text:p>
      <text:p text:style-name="P1"><text:span text:style-name="T3">hadoop fs -cp s3n://pipelinekondhwa/DataSet.txt /user/ubuntu/dataset</text:span></text:p>
      <text:p text:style-name="P1"><text:span text:style-name="T3">hadoop fs -cp dataset s3n://jingamastee/</text:span></text:p>
      <text:p text:style-name="P1"><text:span text:style-name="T3">nano /usr/local/hadoop/etc/hadoop/core-site.xml</text:span></text:p>
      <text:p text:style-name="P1"><text:span text:style-name="T3">&lt;property&gt;</text:span></text:p>
      <text:p text:style-name="P1"><text:span text:style-name="T3">&lt;name&gt;fs.s3n.awsAccessKeyId&lt;/name&gt;</text:span></text:p>
      <text:p text:style-name="P1"><text:span text:style-name="T3">&lt;value&gt;AKIAIXGMERR74SC5ZW3A&lt;/value&gt;</text:span></text:p>
      <text:p text:style-name="P1"><text:span text:style-name="T3">&lt;/property&gt;</text:span></text:p>
      <text:p text:style-name="P1"><text:span text:style-name="T3">&lt;property&gt;</text:span></text:p>
      <text:p text:style-name="P1"><text:span text:style-name="T3">&lt;name&gt;fs.s3n.awsSecretAccessKey&lt;/name&gt;</text:span></text:p>
      <text:p text:style-name="P1"><text:span text:style-name="T3">&lt;value&gt;lU8z6llTiSDpaXsiCI+Jd/QfBy0M1w/9VUzMIb9D&lt;/value&gt;</text:span></text:p>
      <text:p text:style-name="P1"><text:span text:style-name="T3">&lt;/property&gt;</text:span></text:p>
      <text:p text:style-name="P1"><text:span text:style-name="T3">cd /usr/local/hadoop/share/hadoop/tools/lib/</text:span></text:p>
      <text:p text:style-name="P1"><text:span text:style-name="T3">export HADOOP_CLASSPATH=$HADOOP_CLASSPATH:$HADOOP_HOME/share/hadoop/tools/lib/*</text:span></text:p>
      <text:p text:style-name="P1"><text:span text:style-name="T3">echo $HADOOP_CLASSPATH</text:span></text:p>
      <text:p text:style-name="P1"><text:span text:style-name="T3"/></text:p>
      <text:p text:style-name="P1"><text:span text:style-name="T3">-----------------------------------------------------------------------------------------</text:span></text:p>
      <text:p text:style-name="P1"><text:a xlink:href="https://streamsets.com/documentation/datacollector/latest/help/#Install_Config/CMInstall"><text:span text:style-name="T4">https://streamsets.com/documentation/datacollector/latest/help/#Install_Config/CMInstall</text:span></text:a><text:span text:style-name="T5">-</text:span></text:p>
      <text:p text:style-name="P1"><text:span text:style-name="T5">Overview.html#concept_nb5_c3m_25</text:span></text:p>
      <text:p text:style-name="P1"><text:span text:style-name="T5">sudo yum install wget -y</text:span></text:p>
      <text:p text:style-name="P1"><text:span text:style-name="T5">wget<text:s/></text:span><text:a xlink:href="https://archives.streamsets.com/datacollector/2.4.0.0/rpm/streamsets-datacollector-2.4.0.0-allrpms"><text:span text:style-name="T6">https://archives.streamsets.com/datacollector/2.4.0.0/rpm/streamsets-datacollector-2.4.0.0-allrpms</text:span></text:a><text:span text:style-name="T7">.</text:span></text:p>
      <text:p text:style-name="P1"><text:span text:style-name="T7">tgz</text:span></text:p>
      <text:p text:style-name="P1"><text:span text:style-name="T7">tar -xzvf streamsets-datacollector-2.4.0.0-all-rpms.tgz</text:span></text:p>
      <text:p text:style-name="P1"><text:span text:style-name="T7">cd streamsets-datacollector-2.4.0.0-all-rpms</text:span></text:p>
      <text:p text:style-name="P1"><text:span text:style-name="T7">sudo yum localinstall streamsets*.rpm</text:span></text:p>
      <text:p text:style-name="P1"><text:span text:style-name="T7">sudo -i</text:span></text:p>
      <text:p text:style-name="P1"><text:span text:style-name="T7">service sdc start</text:span></text:p>
      <text:p text:style-name="P1"><text:span text:style-name="T7">ulimit -n 32768</text:span></text:p>
      <text:p text:style-name="P1"><text:a xlink:href="http://&lt;system-ip&gt;:18630/"><text:span text:style-name="T8">http://&lt;system-ip&gt;:18630/</text:span></text:a><text:span text:style-name="T9"><text:s/></text:span></text:p>
      <text:p text:style-name="P1"><text:span text:style-name="T9">*****************************************</text:span></text:p>
      <text:p text:style-name="P1"><text:span text:style-name="T9">only if your doing it with tar ball</text:span></text:p>
      <text:p text:style-name="P1"><text:span text:style-name="T9">./streamsets-datacollector-2.4.0.0/bin/streamsets stagelibs -list</text:span></text:p>
      <text:p text:style-name="P1"><text:span text:style-name="T9">sudo mkdir /etc/init.d/sdc</text:span></text:p>
      <text:p text:style-name="P1"><text:span text:style-name="T9">sudo groupadd sdc</text:span></text:p>
      <text:p text:style-name="P1"><text:span text:style-name="T9">sudo useradd -g sdc sdc</text:span></text:p>
      <text:p text:style-name="P1"><text:span text:style-name="T9">sudo nano /etc/security/limits.conf</text:span></text:p>
      <text:p text:style-name="P1"><text:span text:style-name="T9">ubuntu soft nofile 4096</text:span></text:p>
      <text:p text:style-name="P1"><text:span text:style-name="T9">______________________________________________________________________________________________</text:span></text:p>
      <text:p text:style-name="P1"><text:span text:style-name="T9"/></text:p>
      <text:p text:style-name="P1"><text:span text:style-name="T9">hadoop distcp hdfs://ip-172-31-39-64.us-west-2.compute.internal:9001/user/ubuntu/Dataset.txt hdfs://ip-</text:span></text:p>
      <text:p text:style-name="P1"><text:span text:style-name="T9">172-31-16-56.us-west-2.compute.internal:9000/user/ubuntu/</text:span></text:p>
      <text:p text:style-name="P1"><text:span text:style-name="T9"/></text:p>
      <text:p text:style-name="P1"><text:span text:style-name="T9">hadoop distcp-Dfs.s3a.access.key=AKIAIXGMERR74SC5ZW3A -Dfs.s3a.secret.key=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 hdfs://ip-172-31-39-64.us-west-</text:span></text:p>
      <text:p text:style-name="P1"><text:span text:style-name="T9">2.compute.internal:9000/user/ubuntu//StreamSetDataColloctor hdfs://ip-172-31-16-56.us-west-2.compute.internal:9000/user/ubuntu/</text:span></text:p>
      <text:p text:style-name="P1"><text:span text:style-name="T9"/></text:p>
      <text:p text:style-name="P1"><text:span text:style-name="T9">hadoop distcp -Dfs.s3a.access.key=AKIAIXGMERR74SC5ZW3A -Dfs.s3a.secret.key=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 s3a://pipelinekondhwa/StreamSetDataColloctor hdfs://nn:9000/user/ubuntu/BigData.tsv</text:span></text:p>
      <text:p text:style-name="P1"><text:span text:style-name="T9"/></text:p>
      <text:p text:style-name="P1"><text:span text:style-name="T9">----------------------------------------------------------------------------------------------------------------------------</text:span></text:p>
      <text:p text:style-name="P1"><text:span text:style-name="T9"/></text:p>
      <text:p text:style-name="P1"><text:span text:style-name="T9">â€¢ system file checker</text:span></text:p>
      <text:p text:style-name="P1"><text:span text:style-name="T9"/></text:p>
      <text:p text:style-name="P1"><text:span text:style-name="T9">hdfs fsck /user/ubuntu/DataSet.txt -files</text:span></text:p>
      <text:p text:style-name="P1"><text:span text:style-name="T9">hdfs fsck / -locations -blocks -files</text:span></text:p>
      <text:p text:style-name="P1"><text:span text:style-name="T9">hdfs fsck DataSet.txt -locations -blocks -files</text:span></text:p>
      <text:p text:style-name="P1"><text:span text:style-name="T9">hdfs fsck -list-corruptfileblocks</text:span></text:p>
      <text:p text:style-name="P1"><text:span text:style-name="T9">hdfs dfs -rm /user/ubuntu/DataSet.txt (example that this is a corrupt)</text:span></text:p>
      <text:p text:style-name="P1"><text:span text:style-name="T9">hdfs fsck / -delete</text:span></text:p>
      <text:p text:style-name="P1"><text:span text:style-name="T9">hadoop fsck / &gt; /home/ubuntu/</text:span></text:p>
      <text:p text:style-name="P1"><text:span text:style-name="T9">___________________________________________________________________________</text:span></text:p>
      <text:p text:style-name="P1"><text:span text:style-name="T9"/></text:p>
      <text:p text:style-name="P1"><text:span text:style-name="T9">â€¢ Trash configuration</text:span></text:p>
      <text:p text:style-name="P1"><text:span text:style-name="T9">nano core-site.xml</text:span></text:p>
      <text:p text:style-name="P1"><text:span text:style-name="T9"/></text:p>
      <text:p text:style-name="P1"><text:span text:style-name="T9">&lt;property&gt;</text:span></text:p>
      <text:p text:style-name="P1"><text:span text:style-name="T9">&lt;name&gt;fs.trash.interval&lt;/name&gt;</text:span></text:p>
      <text:p text:style-name="P1"><text:span text:style-name="T9">&lt;value&gt;30&lt;/value&gt;</text:span></text:p>
      <text:p text:style-name="P1"><text:span text:style-name="T9">&lt;description&gt;Number of minutes between trash checkpoints. If zero, the trash feature is</text:span></text:p>
      <text:p text:style-name="P1"><text:span text:style-name="T9">disabled&lt;/description&gt;</text:span></text:p>
      <text:p text:style-name="P1"><text:span text:style-name="T9">&lt;/property&gt;&lt;property&gt;</text:span></text:p>
      <text:p text:style-name="P1"><text:span text:style-name="T9">&lt;name&gt;fs.trash.checkpoint.interval&lt;/name&gt;</text:span></text:p>
      <text:p text:style-name="P1"><text:span text:style-name="T9">&lt;value&gt;15&lt;/value&gt;</text:span></text:p>
      <text:p text:style-name="P1"><text:span text:style-name="T9">&lt;/property&gt;</text:span></text:p>
      <text:p text:style-name="P1"><text:span text:style-name="T9">hadoop fs -expunge</text:span></text:p>
      <text:p text:style-name="P1"><text:span text:style-name="T9"/></text:p>
      <text:p text:style-name="P1"><text:span text:style-name="T9">---------- remove file from trash</text:span></text:p>
      <text:p text:style-name="P1"><text:span text:style-name="T9">This command causes the NameNode to permanently delete files from the trash that are older than the threshold, instead of waiting for the next emptier window. It immediately removes expired checkpoints from the file system.</text:span></text:p>
      <text:p text:style-name="P1"><text:span text:style-name="T9">For a production environment, it is recommended that you enable trash to avoid unexpected removal operations. Enabling trash provides a chance to recover data from operational or user errors. But it is also important to set appropriate values for fs.trash.interval and fs.trash.checkpoint.interval to make trash work the way you expect it to work. For example, if you need to frequently upload and delete files from the HDFS, you probably want to set fs.trash.interval to a smaller value, otherwise the checkpoints would take up too much space.</text:span></text:p>
      <text:p text:style-name="P1"><text:span text:style-name="T9"/></text:p>
      <text:p text:style-name="P1"><text:span text:style-name="T9">Keep in mind that when trash is enabled and you remove some files, HDFS capacity does not increase because files are not truly deleted. The HDFS does not reclaim the space unless the files are removed from the trash, which occurs only after checkpoints are expired. Sometimes you might want to temporarily disable trash when deleting files; in this case, you can run the rm command with the -skipTrash option. </text:span></text:p>
      <text:p text:style-name="P1"><text:span text:style-name="T9">____________________________________________</text:span></text:p>
      <text:p text:style-name="P1"><text:span text:style-name="T9">_________________________________</text:span></text:p>
      <text:p text:style-name="P1"><text:span text:style-name="T9">nano hdfs-site.xml</text:span></text:p>
      <text:p text:style-name="P1"><text:span text:style-name="T9">Block Size</text:span></text:p>
      <text:p text:style-name="P1"><text:span text:style-name="T9">&lt;property&gt;</text:span></text:p>
      <text:p text:style-name="P1"><text:span text:style-name="T9">&lt;name&gt;dfs.block.size&lt;/name&gt;</text:span></text:p>
      <text:p text:style-name="P1"><text:span text:style-name="T9">&lt;value&gt;524288&lt;/value&gt;</text:span></text:p>
      <text:p text:style-name="P1"><text:span text:style-name="T9"/></text:p>
      <text:p text:style-name="P1"><text:span text:style-name="T9"/></text:p>
      <text:p text:style-name="P1"><text:span text:style-name="T9"/></text:p>
      <text:p text:style-name="P1"><text:span text:style-name="T9">&lt;/property&gt;</text:span></text:p>
      <text:p text:style-name="P1"><text:span text:style-name="T9">&lt;property&gt;</text:span></text:p>
      <text:p text:style-name="P1"><text:span text:style-name="T9">&lt;name&gt;dfs.block.size&lt;/name&gt;</text:span></text:p>
      <text:p text:style-name="P1"><text:span text:style-name="T9">&lt;value&gt;134217728&lt;/value&gt;</text:span></text:p>
      <text:p text:style-name="P1"><text:span text:style-name="T9">&lt;/property&gt;</text:span></text:p>
      <text:p text:style-name="P1"><text:span text:style-name="T9"/></text:p>
      <text:p text:style-name="P1"><text:span text:style-name="T9"/></text:p>
      <text:p text:style-name="P1"><text:span text:style-name="T9"/></text:p>
      <text:p text:style-name="P1"><text:span text:style-name="T9">hadoop fs -rm -r /user/ubuntu/*</text:span></text:p>
      <text:p text:style-name="P1"><text:span text:style-name="T9"/></text:p>
      <text:p text:style-name="P1"><text:span text:style-name="T9">hadoop fs -D dfs.blocksize=268435456 -cp /user/ubuntu/DataSet.csv /user/ubuntu/DataSet</text:span></text:p>
      <text:p text:style-name="P1"><text:span text:style-name="T9">------------------------------------------------------------------</text:span></text:p>
      <text:p text:style-name="P1"><text:span text:style-name="T9"/></text:p>
      <text:p text:style-name="P1"><text:span text:style-name="T9">Setting Replication for a dataset</text:span></text:p>
      <text:p text:style-name="P1"><text:span text:style-name="T9"/></text:p>
      <text:p text:style-name="P1"><text:span text:style-name="T9">hdfs dfs -setrep 4 purchases.csv<text:s text:c="5"/>Replicate</text:span></text:p>
      <text:p text:style-name="P1"><text:span text:style-name="T9">hdfs dfs -setrep -w 4 purchases.csv<text:s text:c="2"/>Write Now</text:span></text:p>
      <text:p text:style-name="P1"><text:span text:style-name="T9">hdfs dfs -setrep -R 4 purchases.csv<text:s text:c="2"/>Recursive</text:span></text:p>
      <text:p text:style-name="P1"><text:span text:style-name="T9">------------------------------------------------------</text:span></text:p>
      <text:p text:style-name="P1"><text:span text:style-name="T9">Hadoop Archivals</text:span></text:p>
      <text:p text:style-name="P1"><text:span text:style-name="T9"/></text:p>
      <text:p text:style-name="P1"><text:span text:style-name="T9">hadoop archive -archiveName positive.har -p /user/ubuntu/DataSet.txt /user/ubuntu/</text:span></text:p>
      <text:p text:style-name="P1"><text:span text:style-name="T9">hadoop fs -ls</text:span></text:p>
      <text:p text:style-name="P1"><text:span text:style-name="T9">hadoop fs -lsr positive.har</text:span></text:p>
      <text:p text:style-name="P1"><text:span text:style-name="T9">hadoop fs -cat positive.har/part-0</text:span></text:p>
      <text:p text:style-name="P1"><text:span text:style-name="T9">hadoop fs -ls -R har:///user/ubuntu/positive.har/</text:span></text:p>
      <text:p text:style-name="P1"><text:span text:style-name="T9">hdfs dfs -cat har:///user/ubuntu/positive.har</text:span></text:p>
      <text:p text:style-name="P1"><text:span text:style-name="T9"/></text:p>
      <text:p text:style-name="P1"><text:span text:style-name="T9">hadoop version</text:span></text:p>
      <text:p text:style-name="P1"><text:span text:style-name="T9"/></text:p>
      <text:p text:style-name="P1"><text:span text:style-name="T9">hadoop fs -ls / ---------to check hadoop root</text:span></text:p>
      <text:p text:style-name="P1"><text:span text:style-name="T9">hadoop fs -du -h hdfs:/ -------------disk usage</text:span></text:p>
      <text:p text:style-name="P1"><text:span text:style-name="T9">hadoop fs -count -h -q hdfs:/ --------- file count</text:span></text:p>
      <text:p text:style-name="P1"><text:span text:style-name="T9">hadoop fs -df -h hdfs:/ --</text:span></text:p>
      <text:p text:style-name="P1"><text:span text:style-name="T9">hdfs dfsadmin -report -live</text:span></text:p>
      <text:p text:style-name="P1"><text:span text:style-name="T9">hdfs dfsadmin -report</text:span></text:p>
      <text:p text:style-name="P1"><text:span text:style-name="T9">hdfs dfsadmin -printTopology</text:span></text:p>
      <text:p text:style-name="P1"><text:span text:style-name="T9"/></text:p>
      <text:p text:style-name="P1"><text:span text:style-name="T9">------------------------------------------------------</text:span></text:p>
      <text:p text:style-name="P1"><text:span text:style-name="T9">hdfs balancer -threshold 1</text:span></text:p>
      <text:p text:style-name="P1"><text:span text:style-name="T9"/></text:p>
      <text:p text:style-name="P1"><text:span text:style-name="T9">This specifies that each DataNode's disk usage must be within 5% of the cluster's overall usage.</text:span></text:p>
      <text:p text:style-name="P1"><text:span text:style-name="T9"/></text:p>
      <text:p text:style-name="P1"><text:span text:style-name="T9">hdfs mover</text:span></text:p>
      <text:p text:style-name="P1"><text:span text:style-name="T9"/></text:p>
      <text:p text:style-name="P1"><text:span text:style-name="T9">A new data migration tool is added for archiving data. The tool is similar to Balancer. It periodically scans</text:span></text:p>
      <text:p text:style-name="P1"><text:span text:style-name="T9">the files in HDFS to check if the block placement satisfies the storage policy. For the blocks violating the</text:span></text:p>
      <text:p text:style-name="P1"><text:span text:style-name="T9">storage policy, it moves the replicas to a different storage type in order to fulfill the storage policy requirement.</text:span></text:p>
      <text:p text:style-name="P1"><text:span text:style-name="T9"/></text:p>
      <text:p text:style-name="P1"><text:span text:style-name="T9">hdfs storagepolicies -listPolicies</text:span></text:p>
      <text:p text:style-name="P1"><text:span text:style-name="T9">dfs.datanode.failed.volumes.tolerated</text:span></text:p>
      <text:p text:style-name="P1"><text:span text:style-name="T9"/></text:p>
      <text:p text:style-name="P1"><text:span text:style-name="T9">cd /usr/local/hadoop/data/hdfs/namenode/current</text:span></text:p>
      <text:p text:style-name="P1"><text:span text:style-name="T9">cat seen_txid </text:span></text:p>
      <text:p text:style-name="P1"><text:span text:style-name="T9">hdfs dfsadmin -rollEdits</text:span></text:p>
      <text:p text:style-name="P1"><text:span text:style-name="T9"/></text:p>
      <text:p text:style-name="P1"><text:span text:style-name="T9"/></text:p>
      <text:p text:style-name="P1"><text:span text:style-name="T9"/></text:p>
      <text:p text:style-name="P1"><text:span text:style-name="T9">hadoop dfsadmin -safemode enter</text:span></text:p>
      <text:p text:style-name="P1"><text:span text:style-name="T9">hdfs dfsadmin -saveNamespace </text:span></text:p>
      <text:p text:style-name="P1"><text:span text:style-name="T9">Save current namespace into storage directories and reset edits log</text:span></text:p>
      <text:p text:style-name="P1"><text:span text:style-name="T9"/></text:p>
      <text:p text:style-name="P1"><text:span text:style-name="T9">hdfs dfsadmin -fetchImage /home/ubuntu/hadoopbackup.2017</text:span></text:p>
      <text:p text:style-name="P1"><text:span text:style-name="T9"/></text:p>
      <text:p text:style-name="P1"><text:span text:style-name="T9"/></text:p>
      <text:p text:style-name="P1"><text:span text:style-name="T9">Adding users in ubuntu</text:span></text:p>
      <text:p text:style-name="P1"><text:span text:style-name="T9">sudo adduser dfs</text:span></text:p>
      <text:p text:style-name="P1"><text:span text:style-name="T9">sudo adduser dfs sudo</text:span></text:p>
      <text:p text:style-name="P1"><text:span text:style-name="T9">hadoop fs -mkdir /user/dfs</text:span></text:p>
      <text:p text:style-name="P1"><text:span text:style-name="T9">hadoop fs -chown dfs:supergroup /user/dfs</text:span></text:p>
      <text:p text:style-name="P1"><text:span text:style-name="T9">su dfs</text:span></text:p>
      <text:p text:style-name="P1"><text:span text:style-name="T9">cp /home/ubuntu/.bashrc ~/</text:span></text:p>
      <text:p text:style-name="P1"><text:span text:style-name="T9">bash</text:span></text:p>
      <text:p text:style-name="P1"><text:span text:style-name="T9"/></text:p>
      <text:p text:style-name="P1"><text:span text:style-name="T9">Setting permissions</text:span></text:p>
      <text:p text:style-name="P1"><text:span text:style-name="T9"/></text:p>
      <text:p text:style-name="P1"><text:span text:style-name="T9">hadoop fs -chmod 600 /user/dfs</text:span></text:p>
      <text:p text:style-name="P1"><text:span text:style-name="T9">hadoop fs -ls -R</text:span></text:p>
      <text:p text:style-name="P1"><text:span text:style-name="T9"/></text:p>
      <text:p text:style-name="P1"><text:span text:style-name="T9">set Quota</text:span></text:p>
      <text:p text:style-name="P1"><text:span text:style-name="T9"/></text:p>
      <text:p text:style-name="P1"><text:span text:style-name="T9">hadoop fs -mkdir /user/ubuntu/testQuota</text:span></text:p>
      <text:p text:style-name="P1"><text:span text:style-name="T9">hadoop dfsadmin -setQuota 3 /user/ubuntu/testQuota</text:span></text:p>
      <text:p text:style-name="P1"><text:span text:style-name="T9">hadoop fs -mkdir /user/ubuntu/testQuota/1</text:span></text:p>
      <text:p text:style-name="P1"><text:span text:style-name="T9">hadoop fs -mkdir /user/ubuntu/testQuota/2</text:span></text:p>
      <text:p text:style-name="P1"><text:span text:style-name="T9">hadoop fs -mkdir /user/ubuntu/testQuota/3</text:span></text:p>
      <text:p text:style-name="P1"><text:span text:style-name="T9">hadoop fs -count -q /user/ubuntu/testQuota</text:span></text:p>
      <text:p text:style-name="P1"><text:span text:style-name="T9">hadoop dfsadmin -clrQuota /user/ubuntu/testQuota</text:span></text:p>
      <text:p text:style-name="P1"><text:span text:style-name="T9">hadoop dfsadmin -setSpaceQuota 5M /user/ubuntu/testQuota</text:span></text:p>
      <text:p text:style-name="P1"><text:span text:style-name="T9">hadoop fs -cp hadoop-2.7.2.tar.gz /user/ubuntu/testQuota</text:span></text:p>
      <text:p text:style-name="P1"><text:span text:style-name="T9">hadoop fs -count -h -q /user/ubuntu/testQuota</text:span></text:p>
      <text:p text:style-name="P1"><text:span text:style-name="T9">hadoop dfsadmin -clrSpaceQuota /user/ubuntu/testQuota</text:span></text:p>
      <text:p text:style-name="P1"><text:span text:style-name="T9">======================================================================</text:span></text:p>
      <text:p text:style-name="P1"><text:span text:style-name="T9">CREATE SNAPSHOTS</text:span></text:p>
      <text:p text:style-name="P1"><text:span text:style-name="T9">hdfs dfs -mkdir /user/ubuntu/cloudage_data</text:span></text:p>
      <text:p text:style-name="P1"><text:span text:style-name="T9">echo "This is my snapshot data at cloudage" | hdfs dfs -put - /user/ubuntu/cloudage_data/data.txt</text:span></text:p>
      <text:p text:style-name="P1"><text:span text:style-name="T9">hdfs dfs -cat /user/ubuntu/cloudage_data/data.txt</text:span></text:p>
      <text:p text:style-name="P1"><text:span text:style-name="T9">hdfs dfsadmin -allowSnapshot /user/ubuntu/cloudage_data</text:span></text:p>
      <text:p text:style-name="P1"><text:span text:style-name="T9">hdfs dfs -createSnapshot /user/ubuntu/cloudage_data snapshot_folder</text:span></text:p>
      <text:p text:style-name="P1"><text:span text:style-name="T9">hdfs dfs -rm -r -skipTrash /user/ubuntu/cloudage_data</text:span></text:p>
      <text:p text:style-name="P1"><text:span text:style-name="T9">hdfs dfs -rm -r -skipTrash /user/ubuntu/cloudage_data/data.txt</text:span></text:p>
      <text:p text:style-name="P1"><text:span text:style-name="T9">hdfs dfs -cat /user/ubuntu/cloudage_data/data.txt</text:span></text:p>
      <text:p text:style-name="P1"><text:span text:style-name="T9">hdfs dfs -rm -r /user/ubuntu/cloudage_data/data.txt</text:span></text:p>
      <text:p text:style-name="P1"><text:span text:style-name="T9">hdfs dfs -ls -R /user/ubuntu/cloudage_data/.snapshot</text:span></text:p>
      <text:p text:style-name="P1"><text:span text:style-name="T9">hdfs dfs -cat /user/ubuntu/cloudage_data/.snapshot/snapshot_folder/data.txt</text:span></text:p>
      <text:p text:style-name="P1"><text:span text:style-name="T9">hdfs dfs -cp /user/ubuntu/cloudage_data/.snapshot/snapshot_folder/data.txt /user/ubuntu/cloudage_data</text:span></text:p>
      <text:p text:style-name="P1"><text:span text:style-name="T9">hdfs dfs -cat /user/ubuntu/cloudage_data/data.txt</text:span></text:p>
      <text:p text:style-name="P1"><text:span text:style-name="T9">hdfs lsSnapshottableDir</text:span></text:p>
      <text:p text:style-name="P1"><text:span text:style-name="T9">hdfs dfsadmin -disallowSnapshot /user/ubuntu/cloudage_data/</text:span></text:p>
      <text:p text:style-name="P1"><text:span text:style-name="T9">hdfs dfs -deleteSnapshot /user/ubuntu/cloudage_data/ snapshot_folder</text:span></text:p>
      <text:p text:style-name="P1"><text:span text:style-name="T9">hdfs dfs -renameSnapshot &lt;path&gt; &lt;oldName&gt; &lt;newName&gt;</text:span></text:p>
      <text:p text:style-name="P1"><text:span text:style-name="T9">hdfs snapshotDiff /user/ubuntu/snapshot s20160820-000747.522 s20160820-000825.861</text:span></text:p>
      <text:p text:style-name="P1"><text:span text:style-name="T9">hdfs snapshotDiff /user/ubuntu/cloudage_data snapshot_folder1 snapshot_folder2</text:span></text:p>
      <text:p text:style-name="P1"><text:span text:style-name="T9">---------------------------------------------------------------------------------------------------------------</text:span></text:p>
      <text:p text:style-name="P1"><text:span text:style-name="T9">Configure Backup Node</text:span></text:p>
      <text:p text:style-name="P1"><text:span text:style-name="T9"/></text:p>
      <text:p text:style-name="P1"><text:span text:style-name="T9">&lt;property&gt;</text:span></text:p>
      <text:p text:style-name="P1"><text:span text:style-name="T9">&lt;name&gt;dfs.namenode.backup.address&lt;/name&gt;</text:span></text:p>
      <text:p text:style-name="P1"><text:span text:style-name="T9">&lt;value&gt;newnode:50100&lt;/value&gt;</text:span></text:p>
      <text:p text:style-name="P1"><text:span text:style-name="T9">&lt;description&gt;</text:span></text:p>
      <text:p text:style-name="P1"><text:span text:style-name="T9">The backup node server address and port.</text:span></text:p>
      <text:p text:style-name="P1"><text:span text:style-name="T9">If the port is 0 then the server will start on a free port.</text:span></text:p>
      <text:p text:style-name="P1"><text:span text:style-name="T9">&lt;/description&gt;</text:span></text:p>
      <text:p text:style-name="P1"><text:span text:style-name="T9">&lt;/property&gt;</text:span></text:p>
      <text:p text:style-name="P1"><text:span text:style-name="T9"/></text:p>
      <text:p text:style-name="P1"><text:span text:style-name="T9">hdfs dfsadmin -refreshNodes</text:span></text:p>
      <text:p text:style-name="P1"><text:span text:style-name="T9">hdfs getconf -backupNodes</text:span></text:p>
      <text:p text:style-name="P1"><text:span text:style-name="T9">hdfs namenode -backup</text:span></text:p>
      <text:p text:style-name="P1"><text:span text:style-name="T9">hdfs namenode -checkpoint</text:span></text:p>
      <text:p text:style-name="P1"><text:span text:style-name="T9">-------------------------------------------------------------------------------------------------------------------------------------</text:span></text:p>
      <text:p text:style-name="P1"><text:span text:style-name="T9">If no yarn.include file is specified, all NodeManagers are considered to be included in the cluster (unless</text:span></text:p>
      <text:p text:style-name="P1"><text:span text:style-name="T9">excluded in</text:span></text:p>
      <text:p text:style-name="P1"><text:span text:style-name="T9">the yarn.exclude file). The yarn.resourcemanager.nodes.include-path and</text:span></text:p>
      <text:p text:style-name="P1"><text:span text:style-name="T9">yarn.resourcemanager.nodes.exclude-path</text:span></text:p>
      <text:p text:style-name="P1"><text:span text:style-name="T9">properties in yarn-site.xml are used to specify the yarn.include and yarn.exclude files.If no dfs.include file</text:span></text:p>
      <text:p text:style-name="P1"><text:span text:style-name="T9">is specified, all DataNodes are considered to be included in the cluster (unless excluded in the</text:span></text:p>
      <text:p text:style-name="P1"><text:span text:style-name="T9">dfs.exclude file). The dfs.hosts and dfs.hosts.exlude properties in hdfs-site.xml are used to specify the</text:span></text:p>
      <text:p text:style-name="P1"><text:span text:style-name="T9">dfs.include</text:span></text:p>
      <text:p text:style-name="P1"><text:span text:style-name="T9">and dfs.exclude files.</text:span></text:p>
      <text:p text:style-name="P1"><text:span text:style-name="T9">-----------------------------------------------------------------------------------------------------------------------</text:span></text:p>
      <text:p text:style-name="P1"><text:span text:style-name="T9">Decommisioning Node</text:span></text:p>
      <text:p text:style-name="P1"><text:span text:style-name="T9">nano dfs.exclude</text:span></text:p>
      <text:p text:style-name="P1"><text:span text:style-name="T9">nn</text:span></text:p>
      <text:p text:style-name="P1"><text:span text:style-name="T9">hdfs-site.xml</text:span></text:p>
      <text:p text:style-name="P1"><text:span text:style-name="T9">&lt;property&gt;</text:span></text:p>
      <text:p text:style-name="P1"><text:span text:style-name="T9">&lt;name&gt;dfs.hosts.exclude&lt;/name&gt;</text:span></text:p>
      <text:p text:style-name="P1"><text:span text:style-name="T9">&lt;value&gt;/usr/local/hadoop/etc/hadoop/excludes&lt;/value&gt;</text:span></text:p>
      <text:p text:style-name="P1"><text:span text:style-name="T9">&lt;final&gt;true&lt;/final&gt;</text:span></text:p>
      <text:p text:style-name="P1"><text:span text:style-name="T9">&lt;/property&gt;</text:span></text:p>
      <text:p text:style-name="P1"><text:span text:style-name="T9">-----------------------------------------------------------------------------------------------------------------------------------</text:span></text:p>
      <text:p text:style-name="P1"><text:span text:style-name="T9">yarn-site.xml</text:span></text:p>
      <text:p text:style-name="P1"><text:span text:style-name="T9">&lt;property&gt;</text:span></text:p>
      <text:p text:style-name="P1"><text:span text:style-name="T9">&lt;name&gt;mapred.hosts.exclude&lt;/name&gt;&lt;value&gt;/usr/local/hadoop/conf/excludes&lt;/value&gt;</text:span></text:p>
      <text:p text:style-name="P1"><text:span text:style-name="T9">&lt;final&gt;true&lt;/final&gt;</text:span></text:p>
      <text:p text:style-name="P1"><text:span text:style-name="T9">&lt;/property&gt;</text:span></text:p>
      <text:p text:style-name="P1"><text:span text:style-name="T9">hadoop dfsadmin -refreshNodes</text:span></text:p>
      <text:p text:style-name="P1"><text:span text:style-name="T9">yarn rmadmin -refreshNodes</text:span></text:p>
      <text:p text:style-name="P1"><text:span text:style-name="T9">hadoop dfsadmin -report</text:span></text:p>
      <text:p text:style-name="P1"><text:span text:style-name="T9">_________________________________________________________________________________</text:span></text:p>
      <text:p text:style-name="P1"><text:span text:style-name="T9">__________</text:span></text:p>
      <text:p text:style-name="P1"><text:span text:style-name="T9">Commissioning Nodes</text:span></text:p>
      <text:p text:style-name="P1"><text:span text:style-name="T9"/></text:p>
      <text:p text:style-name="P1"><text:span text:style-name="T9">nano dfs.include</text:span></text:p>
      <text:p text:style-name="P1"><text:span text:style-name="T9"/></text:p>
      <text:p text:style-name="P1"><text:span text:style-name="T9">ip-172-31-30-159.eu-west-1.compute.intern</text:span></text:p>
      <text:p text:style-name="P1"><text:span text:style-name="T9">update the Nodes in slaves file</text:span></text:p>
      <text:p text:style-name="P1"><text:span text:style-name="T9">Remove the Nodes from exclude file</text:span></text:p>
      <text:p text:style-name="P1"><text:span text:style-name="T9">hdfs-site.xml</text:span></text:p>
      <text:p text:style-name="P1"><text:span text:style-name="T9">&lt;property&gt;</text:span></text:p>
      <text:p text:style-name="P1"><text:span text:style-name="T9">&lt;name&gt;dfs.hosts&lt;/name&gt;</text:span></text:p>
      <text:p text:style-name="P1"><text:span text:style-name="T9">&lt;value&gt;/usr/local/hadoop/etc/hadoop/includes&lt;/value&gt;</text:span></text:p>
      <text:p text:style-name="P1"><text:span text:style-name="T9">&lt;final&gt;true&lt;/final&gt;</text:span></text:p>
      <text:p text:style-name="P1"><text:span text:style-name="T9">&lt;/property&gt;</text:span></text:p>
      <text:p text:style-name="P1"><text:span text:style-name="T9">mapred-site.xml</text:span></text:p>
      <text:p text:style-name="P1"><text:span text:style-name="T9">&lt;property&gt;</text:span></text:p>
      <text:p text:style-name="P1"><text:span text:style-name="T9">&lt;name&gt;mapred.hosts.include&lt;/name&gt;</text:span></text:p>
      <text:p text:style-name="P1"><text:span text:style-name="T9">&lt;value&gt;/usr/local/hadoop/etc/hadoop/includes&lt;/value&gt;</text:span></text:p>
      <text:p text:style-name="P1"><text:span text:style-name="T9">&lt;final&gt;true&lt;/final&gt;</text:span></text:p>
      <text:p text:style-name="P1"><text:span text:style-name="T9">&lt;/property&gt;</text:span></text:p>
      <text:p text:style-name="P1"><text:span text:style-name="T9"/></text:p>
      <text:p text:style-name="P1"><text:span text:style-name="T9">hadoop mradmin -refreshNodes</text:span></text:p>
      <text:p text:style-name="P1"><text:span text:style-name="T9">hdfs balancer</text:span></text:p>
      <text:p text:style-name="P1"><text:span text:style-name="T9">hadoop dfsadmin -report &gt; report_aug</text:span></text:p>
      <text:p text:style-name="P1"><text:span text:style-name="T9">hadoop dfsadmin -report</text:span></text:p>
      <text:p text:style-name="P1"><text:span text:style-name="T9"/></text:p>
      <text:p text:style-name="P1"><text:span text:style-name="T9"/></text:p>
      <text:p text:style-name="P1"><text:span text:style-name="T9"/></text:p>
      <text:p text:style-name="P1"><text:span text:style-name="T9">-------------------------------------------------------------------------------------------------</text:span></text:p>
      <text:p text:style-name="P1"><text:span text:style-name="T9"/></text:p>
      <text:p text:style-name="P1"><text:span text:style-name="T9"/></text:p>
      <text:p text:style-name="P1"><text:span text:style-name="T9"/></text:p>
      <text:p text:style-name="P1"><text:span text:style-name="T9"/></text:p>
      <text:p text:style-name="P1"><text:span text:style-name="T9">yarn Administration</text:span></text:p>
      <text:p text:style-name="P1"><text:span text:style-name="T9"/></text:p>
      <text:p text:style-name="P1"><text:span text:style-name="T9">submit a hadoop inbuild application.</text:span></text:p>
      <text:p text:style-name="P1"><text:span text:style-name="T9"/></text:p>
      <text:p text:style-name="P1"><text:span text:style-name="T9">hadoop jar /usr/lib/hadoop-mapreduce/hadoop-mapreduce-examples-2.2.0.2.0.6.0-76.jar pi 4 10000</text:span></text:p>
      <text:p text:style-name="P1"><text:span text:style-name="T9"/></text:p>
      <text:p text:style-name="P1"><text:span text:style-name="T9">hadoop jar /usr/local/hadoop/share/hadoop/mapreduce/hadoop-mapreduce-examples-2.7.2.jar pi 4 10000</text:span></text:p>
      <text:p text:style-name="P1"><text:span text:style-name="T9"/></text:p>
      <text:p text:style-name="P1"><text:span text:style-name="T9">yarn rmadmin -checkHealth</text:span></text:p>
      <text:p text:style-name="P1"><text:span text:style-name="T9"/></text:p>
      <text:p text:style-name="P1"><text:span text:style-name="T9">yarn application -list</text:span></text:p>
      <text:p text:style-name="P1"><text:span text:style-name="T9"/></text:p>
      <text:p text:style-name="P1"><text:span text:style-name="T9">yarn application -list -appStates ALL</text:span></text:p>
      <text:p text:style-name="P1"><text:span text:style-name="T9"/></text:p>
      <text:p text:style-name="P1"><text:span text:style-name="T9">To get application ID use yarn application -list</text:span></text:p>
      <text:p text:style-name="P1"><text:span text:style-name="T9"/></text:p>
      <text:p text:style-name="P1"><text:span text:style-name="T9">yarn application -status application_1459542433815_0002</text:span></text:p>
      <text:p text:style-name="P1"><text:span text:style-name="T9"/></text:p>
      <text:p text:style-name="P1"><text:span text:style-name="T9">yarn logs -applicationId application_1459542433815_0002</text:span></text:p>
      <text:p text:style-name="P1"><text:span text:style-name="T9"/></text:p>
      <text:p text:style-name="P1"><text:span text:style-name="T9">yarn application -kill application_1459542433815_0002</text:span></text:p>
      <text:p text:style-name="P1"><text:span text:style-name="T9"/></text:p>
      <text:p text:style-name="P1"><text:a xlink:href="http://192.168.0.5:19888/"><text:span text:style-name="T10">http://192.168.0.5:19888/</text:span></text:a><text:span text:style-name="T11"><text:s/>Job History Server</text:span></text:p>
      <text:p text:style-name="P1"><text:span text:style-name="T11"/></text:p>
      <text:p text:style-name="P1"><text:span text:style-name="T11">$HADOOP_HOME/sbin/mr-jobhistory-daemon.sh start historyserver</text:span></text:p>
      <text:p text:style-name="P1"><text:span text:style-name="T11"/></text:p>
      <text:p text:style-name="P1"><text:span text:style-name="T11">Full List Of Yarn Configuration Properties </text:span></text:p>
      <text:p text:style-name="P1"><text:a xlink:href="http://hadoop.apache.org/docs/current/hadoop-yarn/hadoop-yarn-common/yarn-default.xml"><text:span text:style-name="T12">http://hadoop.apache.org/docs/current/hadoop-yarn/hadoop-yarn-common/yarn-default.xml</text:span></text:a><text:span text:style-name="T13"/></text:p>
      <text:p text:style-name="P1"><text:span text:style-name="T13"/></text:p>
      <text:p text:style-name="P1"><text:span text:style-name="T13">Example</text:span></text:p>
      <text:p text:style-name="P1"><text:span text:style-name="T13"/></text:p>
      <text:p text:style-name="P1"><text:span text:style-name="T13">Each machine in our cluster has 48 GB of RAM.</text:span></text:p>
      <text:p text:style-name="P1"><text:span text:style-name="T13">Some of this RAM should be reserved for Operating System usage.</text:span></text:p>
      <text:p text:style-name="P1"><text:span text:style-name="T13">On each node, weâ€™ll assign 40 GB RAM for YARN to use and</text:span></text:p>
      <text:p text:style-name="P1"><text:span text:style-name="T13">keep 8 GB for the Operating System.</text:span></text:p>
      <text:p text:style-name="P1"><text:span text:style-name="T13">The following property sets the maximum memory YARN can utilize on the node:</text:span></text:p>
      <text:p text:style-name="P1"><text:span text:style-name="T13"/></text:p>
      <text:p text:style-name="P1"><text:span text:style-name="T13"/></text:p>
      <text:p text:style-name="P1"><text:span text:style-name="T13">In yarn-site.xml<text:s text:c="3"/></text:span></text:p>
      <text:p text:style-name="P1"><text:span text:style-name="T13"/></text:p>
      <text:p text:style-name="P1"><text:span text:style-name="T13"/></text:p>
      <text:p text:style-name="P1"><text:span text:style-name="T13">&lt;name&gt;yarn.nodemanager.resource.memory-mb&lt;/name&gt;</text:span></text:p>
      <text:p text:style-name="P1"><text:span text:style-name="T13"/></text:p>
      <text:p text:style-name="P1"><text:span text:style-name="T13">&lt;value&gt;40960&lt;/value&gt;</text:span></text:p>
      <text:p text:style-name="P1"><text:span text:style-name="T13"/></text:p>
      <text:p text:style-name="P1"><text:span text:style-name="T13"/></text:p>
      <text:p text:style-name="P1"><text:span text:style-name="T13"><text:s/>&lt;name&gt;yarn.scheduler.minimum-allocation-mb&lt;/name&gt;</text:span></text:p>
      <text:p text:style-name="P1"><text:span text:style-name="T13"/></text:p>
      <text:p text:style-name="P1"><text:span text:style-name="T13"><text:s/>&lt;value&gt;2048&lt;/value&gt;</text:span></text:p>
      <text:p text:style-name="P1"><text:span text:style-name="T13"/></text:p>
      <text:p text:style-name="P1"><text:span text:style-name="T13"><text:s/>&lt;name&gt;yarn.nodemanager.vmem-pmem-ratio&lt;/name&gt;</text:span></text:p>
      <text:p text:style-name="P1"><text:span text:style-name="T13"/></text:p>
      <text:p text:style-name="P1"><text:span text:style-name="T13"><text:s/>&lt;value&gt;2.1&lt;/value&gt;</text:span></text:p>
      <text:p text:style-name="P1"><text:span text:style-name="T13"/></text:p>
      <text:p text:style-name="P1"><text:span text:style-name="T13"><text:s/></text:span></text:p>
      <text:p text:style-name="P1"><text:span text:style-name="T13">In mapred-site.xml:</text:span></text:p>
      <text:p text:style-name="P1"><text:span text:style-name="T13"/></text:p>
      <text:p text:style-name="P1"><text:span text:style-name="T13"/></text:p>
      <text:p text:style-name="P1"><text:span text:style-name="T13"/></text:p>
      <text:p text:style-name="P1"><text:span text:style-name="T13"><text:s/>&lt;name&gt;mapreduce.map.java.opts&lt;/name&gt;</text:span></text:p>
      <text:p text:style-name="P1"><text:span text:style-name="T13"/></text:p>
      <text:p text:style-name="P1"><text:span text:style-name="T13"><text:s/>&lt;value&gt;-Xmx3072m&lt;/value&gt;</text:span></text:p>
      <text:p text:style-name="P1"><text:span text:style-name="T13"/></text:p>
      <text:p text:style-name="P1"><text:span text:style-name="T13"><text:s/>&lt;name&gt;mapreduce.reduce.java.opts&lt;/name&gt;</text:span></text:p>
      <text:p text:style-name="P1"><text:span text:style-name="T13"/></text:p>
      <text:p text:style-name="P1"><text:span text:style-name="T13"><text:s/>&lt;value&gt;-Xmx6144m&lt;/value&gt;</text:span></text:p>
      <text:p text:style-name="P1"><text:span text:style-name="T13"/></text:p>
      <text:p text:style-name="P1"><text:span text:style-name="T13"/></text:p>
      <text:p text:style-name="P1"><text:span text:style-name="T13"/></text:p>
      <text:p text:style-name="P1"><text:span text:style-name="T13">&lt;name&gt;mapreduce.map.memory.mb&lt;/name&gt;</text:span></text:p>
      <text:p text:style-name="P1"><text:span text:style-name="T13"/></text:p>
      <text:p text:style-name="P1"><text:span text:style-name="T13"><text:s/>&lt;value&gt;4096&lt;/value&gt;</text:span></text:p>
      <text:p text:style-name="P1"><text:span text:style-name="T13"/></text:p>
      <text:p text:style-name="P1"><text:span text:style-name="T13"><text:s/>&lt;name&gt;mapreduce.reduce.memory.mb&lt;/name&gt;</text:span></text:p>
      <text:p text:style-name="P1"><text:span text:style-name="T13"/></text:p>
      <text:p text:style-name="P1"><text:span text:style-name="T13"><text:s/>&lt;value&gt;8192&lt;/value&gt;</text:span></text:p>
      <text:p text:style-name="P1"><text:span text:style-name="T13"/></text:p>
      <text:p text:style-name="P1"><text:span text:style-name="T13"/></text:p>
      <text:p text:style-name="P1"><text:span text:style-name="T13"/></text:p>
      <text:p text:style-name="P1"><text:span text:style-name="T13">export HADOOP_OPTS="-Dmapreduce.map.memory.mb=2000 -Dmapreduce.map.java.opts=-Xmx1500m"</text:span></text:p>
      <text:p text:style-name="P1"><text:span text:style-name="T13"/></text:p>
      <text:p text:style-name="P1"><text:span text:style-name="T13">export HADOOP_CLIENT_OPTS="-Dmapreduce.map.memory.mb=2000 -Dmapreduce.map.java.opts=-Xmx1500m"</text:span></text:p>
      <text:p text:style-name="P1"><text:span text:style-name="T13"/></text:p>
      <text:p text:style-name="P1"><text:span text:style-name="T13">export YARN_OPTS="-Dmapreduce.map.memory.mb=2000 -Dmapreduce.map.java.opts=-Xmx1500m"</text:span></text:p>
      <text:p text:style-name="P1"><text:span text:style-name="T13"/></text:p>
      <text:p text:style-name="P1"><text:span text:style-name="T13">export YARN_CLIENT_OPTS="-Dmapreduce.map.memory.mb=2000 -Dmapreduce.map.java.opts=-Xmx1500m"</text:span></text:p>
      <text:p text:style-name="P1"><text:span text:style-name="T13"/></text:p>
      <text:p text:style-name="P1"><text:span text:style-name="T13">Thus, with the above settings on our example cluster, each Map task will get the following memory allocations with the following:</text:span></text:p>
      <text:p text:style-name="P1"><text:span text:style-name="T13"/></text:p>
      <text:p text:style-name="P1"><text:span text:style-name="T13"><text:s text:c="4"/>Total physical RAM allocated = 4 GB</text:span></text:p>
      <text:p text:style-name="P1"><text:span text:style-name="T13"><text:s text:c="4"/>JVM heap space upper limit within the Map task Container = 3 GB</text:span></text:p>
      <text:p text:style-name="P1"><text:span text:style-name="T13"><text:s text:c="4"/>Virtual memory upper limit = 4*2.1 = 8.2 GB</text:span></text:p>
      <text:p text:style-name="P1"><text:span text:style-name="T13"/></text:p>
      <text:p text:style-name="P1"><text:span text:style-name="T13">configuration map task memory is 4GB (mapreduce.map.memory.mb = 4096 ) and reduce task physical memory is 8GB (mapreduce.reduce.memory.mb = 8192 ). Node Managerâ€™s physical memory is 40GB and thatâ€™s the reason there will be a maximum of 10 mappers((40/4) and 5 reducers(40/8)</text:span></text:p>
      <text:p text:style-name="P1"><text:a xlink:href="http://docs.hortonworks.com/index.html"><text:span text:style-name="T14">http://docs.hortonworks.com/index.html</text:span></text:a><text:span text:style-name="T15"/></text:p>
      <text:p text:style-name="P1"><text:a xlink:href="https://hortonworks.com/blog/how-to-plan-and-configure-yarn-in-hdp-2-0/"><text:span text:style-name="T16">https://hortonworks.com/blog/how-to-plan-and-configure-yarn-in-hdp-2-0/</text:span></text:a><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